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1">
      <style:paragraph-properties fo:margin-top="0in" fo:margin-bottom="0in" fo:padding="0.0193in" fo:border="0.0008in solid #d9d9e3"/>
    </style:style>
    <style:style style:name="P8" style:family="paragraph" style:parent-style-name="Text_20_body" style:list-style-name="L2">
      <style:paragraph-properties fo:margin-top="0in" fo:margin-bottom="0in" fo:padding="0.0193in" fo:border="0.0008in solid #d9d9e3"/>
    </style:style>
    <style:style style:name="P9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2" style:family="paragraph" style:parent-style-name="Heading_20_4">
      <style:paragraph-properties fo:padding="0.0193in" fo:border="0.0008in solid #d9d9e3"/>
    </style:style>
    <style:style style:name="P13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Шестая часть "Публикация и поддержка плагина" включает в себя важные аспекты, связанные с процессом публикации, поддержки и обслуживания плагина для WordPress:</text:p>
      <text:h text:style-name="P13" text:outline-level="3">6. Публикация и поддержка плагина</text:h>
      <text:h text:style-name="P12" text:outline-level="4">Тестирование перед публикацией:</text:h>
      <text:list xml:id="list4915130691145324495" text:style-name="L1">
        <text:list-item>
          <text:p text:style-name="P2"><text:span text:style-name="Strong_20_Emphasis">Тщательное тестирование функциональности:</text:span></text:p>
          <text:list>
            <text:list-item>
              <text:p text:style-name="P7">Запуск плагина через различные сценарии использования для выявления ошибок и недочетов.</text:p>
            </text:list-item>
            <text:list-item>
              <text:p text:style-name="P7">Проверка совместимости плагина с различными версиями WordPress и другими популярными плагинами.</text:p>
            </text:list-item>
          </text:list>
        </text:list-item>
        <text:list-item>
          <text:p text:style-name="P2"><text:span text:style-name="Strong_20_Emphasis">Тестирование с безопасностью:</text:span></text:p>
          <text:list>
            <text:list-item>
              <text:p text:style-name="P7">Глубокое тестирование безопасности плагина для обнаружения потенциальных уязвимостей.</text:p>
            </text:list-item>
            <text:list-item>
              <text:p text:style-name="P2">Использование инструментов для сканирования уязвимостей.</text:p>
            </text:list-item>
          </text:list>
        </text:list-item>
      </text:list>
      <text:h text:style-name="P12" text:outline-level="4">Документация и поддержка:</text:h>
      <text:list xml:id="list8767959837100210388" text:style-name="L2">
        <text:list-item>
          <text:p text:style-name="P3"><text:span text:style-name="Strong_20_Emphasis">Написание качественной документации:</text:span></text:p>
          <text:list>
            <text:list-item>
              <text:p text:style-name="P8">Подробное описание установки, настройки и использования плагина для конечных пользователей.</text:p>
            </text:list-item>
            <text:list-item>
              <text:p text:style-name="P8">Создание примеров кода и скриншотов для наглядности.</text:p>
            </text:list-item>
          </text:list>
        </text:list-item>
        <text:list-item>
          <text:p text:style-name="P3"><text:span text:style-name="Strong_20_Emphasis">Организация процесса поддержки:</text:span></text:p>
          <text:list>
            <text:list-item>
              <text:p text:style-name="P8">Установка места для обратной связи и обработки запросов от пользователей.</text:p>
            </text:list-item>
            <text:list-item>
              <text:p text:style-name="P3">Разработка процесса обработки багов, запросов на новые функции и помощь пользователям.</text:p>
            </text:list-item>
          </text:list>
        </text:list-item>
      </text:list>
      <text:h text:style-name="P12" text:outline-level="4">Релиз и обновления:</text:h>
      <text:list xml:id="list1646018539924597708" text:style-name="L3">
        <text:list-item>
          <text:p text:style-name="P4"><text:span text:style-name="Strong_20_Emphasis">Подготовка к релизу:</text:span></text:p>
          <text:list>
            <text:list-item>
              <text:p text:style-name="P9">Подготовка информации для страницы плагина в репозитории WordPress или на других платформах.</text:p>
            </text:list-item>
            <text:list-item>
              <text:p text:style-name="P9">Создание рекламного материала и описания для привлечения пользователей.</text:p>
            </text:list-item>
          </text:list>
        </text:list-item>
        <text:list-item>
          <text:p text:style-name="P4"><text:span text:style-name="Strong_20_Emphasis">Планирование обновлений:</text:span></text:p>
          <text:list>
            <text:list-item>
              <text:p text:style-name="P4">Разработка плана обновлений для исправления багов, добавления новых функций и поддержки актуальности плагина.</text:p>
            </text:list-item>
          </text:list>
        </text:list-item>
      </text:list>
      <text:h text:style-name="P12" text:outline-level="4">Улучшение и развитие:</text:h>
      <text:list xml:id="list2227008937693696093" text:style-name="L4">
        <text:list-item>
          <text:p text:style-name="P5"><text:span text:style-name="Strong_20_Emphasis">Сбор обратной связи и статистики:</text:span></text:p>
          <text:list>
            <text:list-item>
              <text:p text:style-name="P10">Анализ обратной связи пользователей для выявления потребностей и предложений по улучшению плагина.</text:p>
            </text:list-item>
            <text:list-item>
              <text:p text:style-name="P10">Использование аналитики для понимания поведения пользователей.</text:p>
            </text:list-item>
          </text:list>
        </text:list-item>
        <text:list-item>
          <text:p text:style-name="P5"><text:soft-page-break/><text:span text:style-name="Strong_20_Emphasis">Непрерывное улучшение:</text:span></text:p>
          <text:list>
            <text:list-item>
              <text:p text:style-name="P10">Постоянное развитие плагина на основе обратной связи и изменений в экосистеме WordPress.</text:p>
            </text:list-item>
            <text:list-item>
              <text:p text:style-name="P5">Активное обновление плагина в соответствии с изменениями в стандартах безопасности и функциональности WordPress.</text:p>
            </text:list-item>
          </text:list>
        </text:list-item>
      </text:list>
      <text:h text:style-name="P13" text:outline-level="3">Проекты и практические задания:</text:h>
      <text:list xml:id="list2113605838268457076" text:style-name="L5">
        <text:list-item>
          <text:p text:style-name="P11"><text:span text:style-name="Strong_20_Emphasis">Подготовка плагина к публикации:</text:span></text:p>
          <text:list>
            <text:list-item>
              <text:p text:style-name="P11">Практические упражнения по подготовке плагина к публикации на репозитории WordPress или других платформах.</text:p>
            </text:list-item>
          </text:list>
        </text:list-item>
        <text:list-item>
          <text:p text:style-name="P11"><text:span text:style-name="Strong_20_Emphasis">Организация поддержки:</text:span></text:p>
          <text:list>
            <text:list-item>
              <text:p text:style-name="P6">Сценарии для тренировки обработки запросов от пользователей и решения их проблем.</text:p>
            </text:list-item>
          </text:list>
        </text:list-item>
      </text:list>
      <text:p text:style-name="P1">Этот раздел позволяет разработчикам не только развивать плагины, но и учиться эффективно поддерживать и улучшать их после публикации. Он важен для создания успешного плагина и установления долгосрочных отношений с пользователям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2-02T13:06:06.62</dc:date>
    <meta:document-statistic meta:table-count="0" meta:image-count="0" meta:object-count="0" meta:page-count="2" meta:paragraph-count="35" meta:word-count="302" meta:character-count="2309"/>
    <dc:creator>Dima Wide</dc:creator>
    <meta:user-defined meta:name="Info 1"/>
    <meta:user-defined meta:name="Info 2"/>
    <meta:user-defined meta:name="Info 3"/>
    <meta:user-defined meta:name="Info 4"/>
  </office:meta>
</office:document-meta>
</file>